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plac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the cell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In short, that means someone from the outside
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 there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“No, we were keeping lookout exactly as
ordered...”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〜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〜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d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as sneaky as
ever〜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 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〜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Sorry,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“don't feel like making any more”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〜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〜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〜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reneging on our deal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〜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